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or-humedad" table:style-name="ta1">
        <table:shapes>
          <draw:frame draw:z-index="0" draw:style-name="gr1" draw:text-style-name="P1" svg:width="15.99cm" svg:height="9.001cm" svg:x="6.981cm" svg:y="2.288cm">
            <draw:object draw:notify-on-update-of-ranges="'expor-humedad'.A1:'expor-humedad'.A2 'expor-humedad'.A3:'expor-humedad'.A30 'expor-humedad'.B1:'expor-humedad'.B2 'expor-humedad'.B3:'expor-humedad'.B30 'expor-humedad'.C1:'expor-humedad'.C2 'expor-humedad'.C3:'expor-humedad'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ArduinoBlocks Plotter + Datalogger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Temperatura</text:p>
          </table:table-cell>
        </table:table-row>
        <table:table-row table:style-name="ro1">
          <table:table-cell office:value-type="string" calcext:value-type="string">
            <text:p>6/1/2022 19:24:23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24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24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25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26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28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29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30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3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32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33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35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/1/2022 19:24:36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6/1/2022 19:24:37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38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/1/2022 19:24:39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0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2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3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4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7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8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49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50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51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/1/2022 19:24:52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6T19:37:58.285659496</dc:date>
    <meta:editing-duration>PT2M15S</meta:editing-duration>
    <meta:editing-cycles>1</meta:editing-cycles>
    <meta:document-statistic meta:table-count="1" meta:cell-count="88" meta:object-count="1"/>
    <meta:generator>LibreOffice/7.0.0.3$Linux_X86_64 LibreOffice_project/8061b3e9204bef6b321a21033174034a5e2ea88e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2cm" xlink:href=".." xlink:type="simple" chart:class="chart:line" chart:style-name="ch1">
        <chart:legend chart:legend-position="end" svg:x="12.491cm" svg:y="3.936cm" style:legend-expansion="high" chart:style-name="ch2"/>
        <chart:plot-area chart:style-name="ch3" table:cell-range-address="'expor-humedad'.A1:'expor-humedad'.C30" chart:data-source-has-labels="both" svg:x="0.319cm" svg:y="0.18cm" svg:width="11.853cm" svg:height="8.642cm">
          <chart:coordinate-region svg:x="2.534cm" svg:y="0.18cm" svg:width="9.638cm" svg:height="5.824cm"/>
          <chart:axis chart:dimension="x" chart:name="primary-x" chart:style-name="ch4" chartooo:axis-type="auto">
            <chartooo:date-scale/>
            <chart:categories table:cell-range-address="'expor-humedad'.A3:'expor-humedad'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por-humedad'.B3:'expor-humedad'.B30" chart:label-cell-address="'expor-humedad'.B1:'expor-humedad'.B2" chart:class="chart:line">
            <chart:data-point chart:repeated="28"/>
          </chart:series>
          <chart:series chart:style-name="ch7" chart:values-cell-range-address="'expor-humedad'.C3:'expor-humedad'.C30" chart:label-cell-address="'expor-humedad'.C1:'expor-humedad'.C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edad</text:p>
                <text:list>
                  <text:list-item>
                    <text:p/>
                  </text:list-item>
                  <text:list-item>
                    <text:p>Humedad</text:p>
                  </text:list-item>
                </text:list>
                <draw:g>
                  <svg:desc>'expor-humedad'.B1:'expor-humedad'.B2</svg:desc>
                </draw:g>
              </table:table-cell>
              <table:table-cell office:value-type="string">
                <text:p>Temperatura</text:p>
                <text:list>
                  <text:list-item>
                    <text:p/>
                  </text:list-item>
                  <text:list-item>
                    <text:p>Temperatura</text:p>
                  </text:list-item>
                </text:list>
                <draw:g>
                  <svg:desc>'expor-humedad'.C1:'expor-humedad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/1/2022 19:24:23</text:p>
                <draw:g>
                  <svg:desc>'expor-humedad'.A3:'expor-humedad'.A30</svg:desc>
                </draw:g>
              </table:table-cell>
              <table:table-cell office:value-type="float" office:value="83">
                <text:p>83</text:p>
                <draw:g>
                  <svg:desc>'expor-humedad'.B3:'expor-humedad'.B30</svg:desc>
                </draw:g>
              </table:table-cell>
              <table:table-cell office:value-type="float" office:value="24">
                <text:p>24</text:p>
                <draw:g>
                  <svg:desc>'expor-humedad'.C3:'expor-humedad'.C30</svg:desc>
                </draw:g>
              </table:table-cell>
            </table:table-row>
            <table:table-row>
              <table:table-cell office:value-type="string">
                <text:p>6/1/2022 19:24:24</text:p>
              </table:table-cell>
              <table:table-cell office:value-type="float" office:value="83">
                <text:p>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24</text:p>
              </table:table-cell>
              <table:table-cell office:value-type="float" office:value="83">
                <text:p>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25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26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28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29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30</text:p>
              </table:table-cell>
              <table:table-cell office:value-type="float" office:value="93">
                <text:p>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31</text:p>
              </table:table-cell>
              <table:table-cell office:value-type="float" office:value="93">
                <text:p>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32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33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35</text:p>
              </table:table-cell>
              <table:table-cell office:value-type="float" office:value="95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/1/2022 19:24:36</text:p>
              </table:table-cell>
              <table:table-cell office:value-type="float" office:value="95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/1/2022 19:24:37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38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/1/2022 19:24:39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0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2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3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4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5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5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7</text:p>
              </table:table-cell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8</text:p>
              </table:table-cell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49</text:p>
              </table:table-cell>
              <table:table-cell office:value-type="float" office:value="93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50</text:p>
              </table:table-cell>
              <table:table-cell office:value-type="float" office:value="93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51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/1/2022 19:24:52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0.3$Linux_X86_64 LibreOffice_project/8061b3e9204bef6b321a21033174034a5e2ea88e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